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19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>
            <text:p>VGPU 0</text:p>
          </table:table-cell>
          <table:table-cell office:value-type="string">
            <text:p>VGPU 1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1">
            <text:p>3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3">
            <text:p>3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4">
            <text:p>3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5">
            <text:p>3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2">
            <text:p>4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6">
            <text:p>4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8">
            <text:p>4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3">
            <text:p>5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4">
            <text:p>5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5">
            <text:p>5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7">
            <text:p>5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8">
            <text:p>5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0">
            <text:p>6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3">
            <text:p>6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5">
            <text:p>6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6">
            <text:p>6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8">
            <text:p>6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0">
            <text:p>7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1">
            <text:p>7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2">
            <text:p>7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3">
            <text:p>7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5">
            <text:p>7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7">
            <text:p>7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8">
            <text:p>7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1">
            <text:p>8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2">
            <text:p>8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4">
            <text:p>8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5">
            <text:p>8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0">
            <text:p>9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1">
            <text:p>9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3">
            <text:p>9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7">
            <text:p>9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8">
            <text:p>9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99">
            <text:p>9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1">
            <text:p>10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2">
            <text:p>10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3">
            <text:p>10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5">
            <text:p>10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6">
            <text:p>10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7">
            <text:p>10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8">
            <text:p>10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09">
            <text:p>10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0">
            <text:p>11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1">
            <text:p>11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2">
            <text:p>112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3">
            <text:p>11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4">
            <text:p>11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5">
            <text:p>11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6">
            <text:p>11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7">
            <text:p>11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8">
            <text:p>11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19">
            <text:p>11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1">
            <text:p>12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4">
            <text:p>12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5">
            <text:p>12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6">
            <text:p>12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7">
            <text:p>12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8">
            <text:p>12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29">
            <text:p>12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0">
            <text:p>13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1">
            <text:p>13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2">
            <text:p>13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3">
            <text:p>13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4">
            <text:p>13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5">
            <text:p>13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6">
            <text:p>13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7">
            <text:p>13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8">
            <text:p>13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39">
            <text:p>13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0">
            <text:p>14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1">
            <text:p>14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2">
            <text:p>14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3">
            <text:p>14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4">
            <text:p>14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5">
            <text:p>14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6">
            <text:p>14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8">
            <text:p>14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49">
            <text:p>14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1">
            <text:p>15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2">
            <text:p>15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3">
            <text:p>15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4">
            <text:p>154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6">
            <text:p>15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7">
            <text:p>15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8">
            <text:p>15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59">
            <text:p>15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0">
            <text:p>16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1">
            <text:p>1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2">
            <text:p>16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3">
            <text:p>16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4">
            <text:p>16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5">
            <text:p>16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6">
            <text:p>16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7">
            <text:p>16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8">
            <text:p>16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69">
            <text:p>16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0">
            <text:p>17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1">
            <text:p>17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2">
            <text:p>17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4">
            <text:p>17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5">
            <text:p>175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6">
            <text:p>17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8">
            <text:p>178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79">
            <text:p>17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0">
            <text:p>18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1">
            <text:p>18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2">
            <text:p>182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3">
            <text:p>18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5">
            <text:p>18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6">
            <text:p>18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7">
            <text:p>187</text:p>
          </table:table-cell>
          <table:table-cell table:number-columns-repeated="2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8">
            <text:p>188</text:p>
          </table:table-cell>
          <table:table-cell table:number-columns-repeated="2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89">
            <text:p>189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0">
            <text:p>190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1">
            <text:p>191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2">
            <text:p>192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4">
            <text:p>194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5">
            <text:p>195</text:p>
          </table:table-cell>
          <table:table-cell table:number-columns-repeated="2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6">
            <text:p>196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7">
            <text:p>197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8">
            <text:p>198</text:p>
          </table:table-cell>
          <table:table-cell table:number-columns-repeated="2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199">
            <text:p>19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</table:table>
      <table:database-ranges>
        <table:database-range table:target-range-address="Sheet1.A2:Sheet1.E4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11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2-01-17T11:25:08</dc:date>
    <dc:creator>Shinpei Kato</dc:creator>
    <meta:editing-duration>PT2M10S</meta:editing-duration>
    <meta:editing-cycles>2</meta:editing-cycles>
    <meta:document-statistic meta:table-count="1" meta:cell-count="922" meta:object-count="0"/>
  </office:meta>
</office:document-meta>
</file>